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9176" officeooo:paragraph-rsid="00139176"/>
    </style:style>
    <style:style style:name="P2" style:family="paragraph" style:parent-style-name="Standard">
      <style:text-properties officeooo:rsid="00139176" officeooo:paragraph-rsid="001391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auditing</text:p>
      <text:p text:style-name="P1"/>
      <text:p text:style-name="P1">il secondo progetto svolto riguardava la privacy e le politiche delle aziende riguardo al trattamento dei dati sensibili, in particolare e’ stato messo il focus sulla nuova normativa europea che uscira’ a maggio(GDPR). Il progetto e’ stato presentato da Roberto Ghinolfi, socio di PrivacyLab, e consisteva nel simulare una consulenza di auditing, in cui il consulente verificava le policy delle aziende riguardanti i dati sensibili.<text:line-break/>Eravamo divisi in 4 grandi gruppi. All’interno del gruppo poi si divideva un’altro gruppo di persone che avrebbe fatto l’agenzia di auditing mentre le restanti avrebbero rappresentato l’azienda.</text:p>
      <text:p text:style-name="P1">Il 16 gennaio, al termine del progetto si doveva esporre una relazione scritta dalla compagnia di auditing riguardante la policy delle azienda ascoltata.</text:p>
      <text:p text:style-name="P1"/>
      <text:p text:style-name="P1">Il nostro team</text:p>
      <text:p text:style-name="P1"/>
      <text:p text:style-name="P1">io ero in gruppo con 8 persone della mia classe, e io rappresentavo il vertice dell’azienda che faceva uso dei dati sensibili,l’azienda che rappresentavo l’avevamo chiamata CC Data s.r.l, abbiamo cosi’ esposto le nostre politiche all’agenzia di auditing che ha redatto una relazione abbastanza positiva</text:p>
      <text:p text:style-name="P1"/>
      <text:p text:style-name="P1">La presentazione</text:p>
      <text:p text:style-name="P1"/>
      <text:p text:style-name="P1">abbiamo presentato come secondo gruppo, io personalmente ero colui che rispondeva a tutte le domande rivoltemi dalla compagnia di consulenza, queste di seguito sono le slide riguardanti le nostre politiche e la relazione. Le tematiche trattate erano queste : Condizione cookies, Trattamento dei dati e Gestione pagamenti</text:p>
      <text:p text:style-name="P1"/>
      <text:p text:style-name="P1">Conclusione</text:p>
      <text:p text:style-name="P1"/>
      <text:p text:style-name="P1">l’ho trovato un progetto a parere mio molto utile, soprattutto perche’ non ero a conoscenza di un lavoro simile, e di quanto fossero meticolose le politiche delle aziende riguardo all’uso dei dati degli ut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4:20:42.790000000</meta:creation-date>
    <dc:date>2018-03-25T19:05:04.326000000</dc:date>
    <meta:editing-duration>PT3H25M3S</meta:editing-duration>
    <meta:editing-cycles>2</meta:editing-cycles>
    <meta:generator>LibreOffice/6.0.2.1$Windows_X86_64 LibreOffice_project/f7f06a8f319e4b62f9bc5095aa112a65d2f3ac89</meta:generator>
    <meta:document-statistic meta:table-count="0" meta:image-count="0" meta:object-count="0" meta:page-count="1" meta:paragraph-count="9" meta:word-count="250" meta:character-count="1669" meta:non-whitespace-character-count="1428"/>
  </office:meta>
</office:document-meta>
</file>